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30pt" style:font-size-asian="30pt" style:font-size-complex="30pt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list-style-name="LFO1" style:family="paragraph"/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2" style:family="paragraph"/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Normal" style:list-style-name="LFO2" style:family="paragraph"/>
    <style:style style:name="T13" style:parent-style-name="DefaultParagraphFont" style:family="text">
      <style:text-properties fo:font-weight="bold" style:font-weight-asian="bold" style:font-weight-complex="bold"/>
    </style:style>
    <style:style style:name="P14" style:parent-style-name="Normal" style:list-style-name="LFO2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P17" style:parent-style-name="Normal" style:list-style-name="LFO3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3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3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P24" style:parent-style-name="Normal" style:list-style-name="LFO4" style:family="paragraph"/>
    <style:style style:name="T25" style:parent-style-name="DefaultParagraphFont" style:family="text">
      <style:text-properties fo:font-weight="bold" style:font-weight-asian="bold" style:font-weight-complex="bold"/>
    </style:style>
    <style:style style:name="P26" style:parent-style-name="Normal" style:list-style-name="LFO4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4" style:family="paragraph"/>
    <style:style style:name="T29" style:parent-style-name="DefaultParagraphFont" style:family="text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list-style-name="LFO5" style:family="paragraph"/>
    <style:style style:name="T32" style:parent-style-name="DefaultParagraphFont" style:family="text">
      <style:text-properties fo:font-weight="bold" style:font-weight-asian="bold" style:font-weight-complex="bold"/>
    </style:style>
    <style:style style:name="P33" style:parent-style-name="Normal" style:list-style-name="LFO5" style:family="paragraph"/>
    <style:style style:name="T34" style:parent-style-name="DefaultParagraphFont" style:family="text">
      <style:text-properties fo:font-weight="bold" style:font-weight-asian="bold" style:font-weight-complex="bold"/>
    </style:style>
    <style:style style:name="P35" style:parent-style-name="Normal" style:list-style-name="LFO5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list-style-name="LFO6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6" style:family="paragraph"/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list-style-name="LFO6" style:family="paragraph"/>
    <style:style style:name="T43" style:parent-style-name="DefaultParagraphFont" style:family="text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list-style-name="LFO7" style:family="paragraph"/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Normal" style:list-style-name="LFO7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7" style:family="paragraph"/>
    <style:style style:name="T50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Module Wise Questions</text:p>
      <text:p text:style-name="P2">1. Sales Performance Questions</text:p>
      <text:list text:style-name="LFO1" text:continue-numbering="true">
        <text:list-item>
          <text:p text:style-name="P3"><text:span text:style-name="T4">Which products are our bestsellers, and which are underperforming?</text:span></text:p>
        </text:list-item>
        <text:list-item>
          <text:p text:style-name="P5"><text:span text:style-name="T6">What are the monthly/quarterly/yearly sales trends?</text:span><text:s/>(Is there seasonality?)</text:p>
        </text:list-item>
        <text:list-item>
          <text:p text:style-name="P7"><text:span text:style-name="T8">How close are we to our sales targets?</text:span><text:s/>And what factors are impacting our success (or lack thereof)?</text:p>
        </text:list-item>
      </text:list>
      <text:p text:style-name="P9">2. Customer Behaviour Questions</text:p>
      <text:list text:style-name="LFO2" text:continue-numbering="true">
        <text:list-item>
          <text:p text:style-name="P10"><text:span text:style-name="T11">Who are our highest-value customers?</text:span><text:s/>(Think about segmentation based on revenue or purchase frequency.)</text:p>
        </text:list-item>
        <text:list-item>
          <text:p text:style-name="P12"><text:span text:style-name="T13">What’s the average time between purchases?</text:span><text:s/>And are customers becoming more or less loyal?</text:p>
        </text:list-item>
        <text:list-item>
          <text:p text:style-name="P14"><text:span text:style-name="T15">Why are some customers churning?</text:span><text:s/>Is it a certain product, service, or maybe pricing?</text:p>
        </text:list-item>
      </text:list>
      <text:p text:style-name="P16">3. Product-Related Questions</text:p>
      <text:list text:style-name="LFO3" text:continue-numbering="true">
        <text:list-item>
          <text:p text:style-name="P17"><text:span text:style-name="T18">What products are commonly bought together?</text:span><text:s/>(Hello, upsell and cross-sell!)</text:p>
        </text:list-item>
        <text:list-item>
          <text:p text:style-name="P19"><text:span text:style-name="T20">Is there a trend in product returns or complaints?</text:span><text:s/>If so, are they focused on specific products?</text:p>
        </text:list-item>
        <text:list-item>
          <text:p text:style-name="P21"><text:span text:style-name="T22">How is each product priced compared to similar items from competitors?</text:span></text:p>
        </text:list-item>
      </text:list>
      <text:p text:style-name="P23">4. Sales Channel Analysis</text:p>
      <text:list text:style-name="LFO4" text:continue-numbering="true">
        <text:list-item>
          <text:p text:style-name="P24"><text:span text:style-name="T25">Which channels are bringing in the most sales?</text:span><text:s/>(Online, physical stores, etc.)</text:p>
        </text:list-item>
        <text:list-item>
          <text:p text:style-name="P26"><text:span text:style-name="T27">How does customer acquisition cost compare across channels?</text:span><text:s/>Where’s the biggest bang for our buck?</text:p>
        </text:list-item>
        <text:list-item>
          <text:p text:style-name="P28"><text:span text:style-name="T29">What’s the conversion rate in each channel?</text:span><text:s/>And does that rate differ by product or customer segment?</text:p>
        </text:list-item>
      </text:list>
      <text:p text:style-name="P30">5. Marketing and Campaign Performance</text:p>
      <text:list text:style-name="LFO5" text:continue-numbering="true">
        <text:list-item>
          <text:p text:style-name="P31"><text:span text:style-name="T32">Which campaigns or promotions are most effective at driving sales?</text:span></text:p>
        </text:list-item>
        <text:list-item>
          <text:p text:style-name="P33"><text:span text:style-name="T34">What’s the return on investment (ROI) for our marketing efforts?</text:span><text:s/>Which channels have the best ROI?</text:p>
        </text:list-item>
        <text:list-item>
          <text:p text:style-name="P35"><text:span text:style-name="T36">How much of our sales come from new vs. returning customers?</text:span></text:p>
        </text:list-item>
      </text:list>
      <text:p text:style-name="P37">6. Forecasting and Planning</text:p>
      <text:list text:style-name="LFO6" text:continue-numbering="true">
        <text:list-item>
          <text:p text:style-name="P38"><text:span text:style-name="T39">Can we predict future sales based on past performance?</text:span></text:p>
        </text:list-item>
        <text:list-item>
          <text:p text:style-name="P40"><text:span text:style-name="T41">What inventory levels should we maintain for high-demand items?</text:span></text:p>
        </text:list-item>
        <text:list-item>
          <text:p text:style-name="P42"><text:span text:style-name="T43">How might external factors (like seasonality, economic changes) affect future sales?</text:span></text:p>
        </text:list-item>
      </text:list>
      <text:p text:style-name="P44">7. Sales Efficiency</text:p>
      <text:soft-page-break/>
      <text:list text:style-name="LFO7" text:continue-numbering="true">
        <text:list-item>
          <text:p text:style-name="P45"><text:span text:style-name="T46">What is the average sales cycle length?</text:span><text:s/>And are there stages where deals commonly stall?</text:p>
        </text:list-item>
        <text:list-item>
          <text:p text:style-name="P47"><text:span text:style-name="T48">Are certain sales reps or teams outperforming others?</text:span><text:s/>If so, why? (Consider training needs!)</text:p>
        </text:list-item>
        <text:list-item>
          <text:p text:style-name="P49"><text:span text:style-name="T50">What’s the cost per sale across products or customer segments?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style:rfc-language-tag="en-150" fo:language="e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meeksha Kodulkar</meta:initial-creator>
    <dc:creator>Sameeksha Kodulkar</dc:creator>
    <meta:creation-date>2024-10-28T16:00:00Z</meta:creation-date>
    <dc:date>2024-10-28T16:03:00Z</dc:date>
    <meta:template xlink:href="Normal" xlink:type="simple"/>
    <meta:editing-cycles>1</meta:editing-cycles>
    <meta:editing-duration>PT120S</meta:editing-duration>
    <meta:document-statistic meta:page-count="2" meta:paragraph-count="3" meta:word-count="291" meta:character-count="1947" meta:row-count="13" meta:non-whitespace-character-count="1659"/>
  </office:meta>
</office:document-meta>
</file>